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center" style:justify-single-word="false"/>
      <style:text-properties fo:font-weight="bold" officeooo:rsid="001c13f6" officeooo:paragraph-rsid="001c13f6" style:font-weight-asian="bold" style:font-weight-complex="bold"/>
    </style:style>
    <style:style style:name="P2" style:family="paragraph" style:parent-style-name="Standard">
      <style:paragraph-properties fo:text-align="start" style:justify-single-word="false"/>
      <style:text-properties fo:font-weight="normal" officeooo:rsid="001c13f6" officeooo:paragraph-rsid="001c13f6" style:font-weight-asian="normal" style:font-weight-complex="normal"/>
    </style:style>
    <style:style style:name="P3" style:family="paragraph" style:parent-style-name="Standard">
      <style:paragraph-properties fo:text-align="start" style:justify-single-word="false"/>
      <style:text-properties fo:font-weight="normal" officeooo:rsid="001e558d" officeooo:paragraph-rsid="001e558d" style:font-weight-asian="normal" style:font-weight-complex="normal"/>
    </style:style>
    <style:style style:name="P4" style:family="paragraph" style:parent-style-name="Standard">
      <style:paragraph-properties fo:text-align="start" style:justify-single-word="false"/>
      <style:text-properties fo:font-weight="normal" officeooo:rsid="001e558d" officeooo:paragraph-rsid="00863bb4" style:font-weight-asian="normal" style:font-weight-complex="normal"/>
    </style:style>
    <style:style style:name="P5" style:family="paragraph" style:parent-style-name="Standard">
      <style:paragraph-properties fo:text-align="start" style:justify-single-word="false"/>
      <style:text-properties fo:font-weight="normal" officeooo:rsid="001e558d" officeooo:paragraph-rsid="00c4096e" style:font-weight-asian="normal" style:font-weight-complex="normal"/>
    </style:style>
    <style:style style:name="P6" style:family="paragraph" style:parent-style-name="Standard">
      <style:paragraph-properties fo:text-align="start" style:justify-single-word="false"/>
      <style:text-properties fo:font-weight="normal" officeooo:rsid="001e558d" officeooo:paragraph-rsid="00ed160c" style:font-weight-asian="normal" style:font-weight-complex="normal"/>
    </style:style>
    <style:style style:name="P7" style:family="paragraph" style:parent-style-name="Standard">
      <style:paragraph-properties fo:text-align="start" style:justify-single-word="false"/>
      <style:text-properties fo:font-weight="normal" officeooo:rsid="001e558d" officeooo:paragraph-rsid="01317c3d" style:font-weight-asian="normal" style:font-weight-complex="normal"/>
    </style:style>
    <style:style style:name="T1" style:family="text">
      <style:text-properties officeooo:rsid="001dedb0"/>
    </style:style>
    <style:style style:name="T2" style:family="text">
      <style:text-properties officeooo:rsid="0032f968"/>
    </style:style>
    <style:style style:name="T3" style:family="text">
      <style:text-properties style:text-position="super 58%" officeooo:rsid="0032f968"/>
    </style:style>
    <style:style style:name="T4" style:family="text">
      <style:text-properties style:text-position="super 58%" officeooo:rsid="004573c7"/>
    </style:style>
    <style:style style:name="T5" style:family="text">
      <style:text-properties officeooo:rsid="00332d68"/>
    </style:style>
    <style:style style:name="T6" style:family="text">
      <style:text-properties officeooo:rsid="00365068"/>
    </style:style>
    <style:style style:name="T7" style:family="text">
      <style:text-properties officeooo:rsid="00424ee6"/>
    </style:style>
    <style:style style:name="T8" style:family="text">
      <style:text-properties officeooo:rsid="0043b6b8"/>
    </style:style>
    <style:style style:name="T9" style:family="text">
      <style:text-properties officeooo:rsid="004573c7"/>
    </style:style>
    <style:style style:name="T10" style:family="text">
      <style:text-properties officeooo:rsid="004729f0"/>
    </style:style>
    <style:style style:name="T11" style:family="text">
      <style:text-properties officeooo:rsid="004dadc2"/>
    </style:style>
    <style:style style:name="T12" style:family="text">
      <style:text-properties officeooo:rsid="00523fce"/>
    </style:style>
    <style:style style:name="T13" style:family="text">
      <style:text-properties officeooo:rsid="00574b9f"/>
    </style:style>
    <style:style style:name="T14" style:family="text">
      <style:text-properties officeooo:rsid="005c6a9c"/>
    </style:style>
    <style:style style:name="T15" style:family="text">
      <style:text-properties officeooo:rsid="005c9113"/>
    </style:style>
    <style:style style:name="T16" style:family="text">
      <style:text-properties officeooo:rsid="005dc069"/>
    </style:style>
    <style:style style:name="T17" style:family="text">
      <style:text-properties officeooo:rsid="005e2b00"/>
    </style:style>
    <style:style style:name="T18" style:family="text">
      <style:text-properties officeooo:rsid="00863bb4"/>
    </style:style>
    <style:style style:name="T19" style:family="text">
      <style:text-properties officeooo:rsid="00908941"/>
    </style:style>
    <style:style style:name="T20" style:family="text">
      <style:text-properties officeooo:rsid="009268fb"/>
    </style:style>
    <style:style style:name="T21" style:family="text">
      <style:text-properties officeooo:rsid="00930e57"/>
    </style:style>
    <style:style style:name="T22" style:family="text">
      <style:text-properties officeooo:rsid="0093ac2b"/>
    </style:style>
    <style:style style:name="T23" style:family="text">
      <style:text-properties officeooo:rsid="00a54fc2"/>
    </style:style>
    <style:style style:name="T24" style:family="text">
      <style:text-properties officeooo:rsid="00a6d9c9"/>
    </style:style>
    <style:style style:name="T25" style:family="text">
      <style:text-properties officeooo:rsid="00bdeee3"/>
    </style:style>
    <style:style style:name="T26" style:family="text">
      <style:text-properties officeooo:rsid="00be6e06"/>
    </style:style>
    <style:style style:name="T27" style:family="text">
      <style:text-properties officeooo:rsid="00bf54a7"/>
    </style:style>
    <style:style style:name="T28" style:family="text">
      <style:text-properties officeooo:rsid="00c4fa48"/>
    </style:style>
    <style:style style:name="T29" style:family="text">
      <style:text-properties officeooo:rsid="00c5a206"/>
    </style:style>
    <style:style style:name="T30" style:family="text">
      <style:text-properties officeooo:rsid="00ccf33f"/>
    </style:style>
    <style:style style:name="T31" style:family="text">
      <style:text-properties officeooo:rsid="00d2b8b8"/>
    </style:style>
    <style:style style:name="T32" style:family="text">
      <style:text-properties officeooo:rsid="00d493cb"/>
    </style:style>
    <style:style style:name="T33" style:family="text">
      <style:text-properties officeooo:rsid="00d678d4"/>
    </style:style>
    <style:style style:name="T34" style:family="text">
      <style:text-properties officeooo:rsid="00db270c"/>
    </style:style>
    <style:style style:name="T35" style:family="text">
      <style:text-properties officeooo:rsid="00dff927"/>
    </style:style>
    <style:style style:name="T36" style:family="text">
      <style:text-properties officeooo:rsid="00e47f02"/>
    </style:style>
    <style:style style:name="T37" style:family="text">
      <style:text-properties officeooo:rsid="00e65323"/>
    </style:style>
    <style:style style:name="T38" style:family="text">
      <style:text-properties style:text-underline-style="none" officeooo:rsid="00e47f02"/>
    </style:style>
    <style:style style:name="T39" style:family="text">
      <style:text-properties style:text-underline-style="none" officeooo:rsid="00e65323"/>
    </style:style>
    <style:style style:name="T40" style:family="text">
      <style:text-properties officeooo:rsid="00e66c24"/>
    </style:style>
    <style:style style:name="T41" style:family="text">
      <style:text-properties officeooo:rsid="00ed160c"/>
    </style:style>
    <style:style style:name="T42" style:family="text">
      <style:text-properties officeooo:rsid="00ed247c"/>
    </style:style>
    <style:style style:name="T43" style:family="text">
      <style:text-properties officeooo:rsid="00fafc9d"/>
    </style:style>
    <style:style style:name="T44" style:family="text">
      <style:text-properties officeooo:rsid="0100b23f"/>
    </style:style>
    <style:style style:name="T45" style:family="text">
      <style:text-properties officeooo:rsid="0107c41b"/>
    </style:style>
    <style:style style:name="T46" style:family="text">
      <style:text-properties officeooo:rsid="01091917"/>
    </style:style>
    <style:style style:name="T47" style:family="text">
      <style:text-properties officeooo:rsid="01298058"/>
    </style:style>
    <style:style style:name="T48" style:family="text">
      <style:text-properties officeooo:rsid="012a1c0f"/>
    </style:style>
    <style:style style:name="T49" style:family="text">
      <style:text-properties officeooo:rsid="012b1f68"/>
    </style:style>
    <style:style style:name="T50" style:family="text">
      <style:text-properties style:text-underline-style="solid" style:text-underline-width="auto" style:text-underline-color="font-color" officeooo:rsid="004dadc2"/>
    </style:style>
    <style:style style:name="T51" style:family="text">
      <style:text-properties officeooo:rsid="01317c3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2">Crépuscule</text:span>»</text:p>
      <text:p text:style-name="P1"/>
      <text:p text:style-name="P2"><text:tab/><text:span text:style-name="T1">Au XIXe siècle, Victor Hugo écrit les Contemplations, alors qu’il est en exil, suite au coup d’état de Napoléon. Cette œuvre est constituée de six livres. Le </text:span><text:span text:style-name="T2">second</text:span><text:span text:style-name="T1">, intitulé «</text:span><text:span text:style-name="T2">L’âme en fleurs</text:span><text:span text:style-name="T1">», est </text:span><text:span text:style-name="T2">consacré à l’amour mais aussi à la nature et contient 28 poèmes. Le 26</text:span><text:span text:style-name="T3">e</text:span><text:span text:style-name="T2"> est celui dont je vais vous faire l’explication linéaire aujourd’hui. Il s’intitule «Crépuscule».</text:span></text:p>
      <text:p text:style-name="P2"/>
      <text:p text:style-name="P3">Je vais procéder à la lecture du poème.</text:p>
      <text:p text:style-name="P3"/>
      <text:p text:style-name="P4"><text:tab/><text:span text:style-name="T2">Le titre du poème étudié nous donne une indication sur sa portée thématique, le crépuscule étant la période entre le jour et la nuit </text:span><text:span text:style-name="T14">mais </text:span><text:span text:style-name="T2">aussi un moment propice à la rencontre des amants. </text:span><text:span text:style-name="T14">Il peut également correspondre à un moment de</text:span><text:span text:style-name="T2"> réflexion et </text:span><text:span text:style-name="T14">de</text:span><text:span text:style-name="T2"> contemplation du coucher ou du lever du soleil, </text:span><text:span text:style-name="T33">ce qui redouble la signification du titre du recueil</text:span><text:span text:style-name="T2">. </text:span><text:span text:style-name="T35">Pour Victor Hugo, la nature est sacrée, c’est un temple mystérieux. </text:span><text:span text:style-name="T14">Dans ce poème, </text:span><text:span text:style-name="T35">il </text:span><text:span text:style-name="T14">recherche </text:span><text:span text:style-name="T35">le dialogue avec celle-ci</text:span><text:span text:style-name="T14">.</text:span></text:p>
      <text:p text:style-name="P5"><text:span text:style-name="T2"><text:tab/>Nous </text:span><text:span text:style-name="T16">étudierons</text:span><text:span text:style-name="T2"> </text:span><text:span text:style-name="T16">la manière dont </text:span><text:span text:style-name="T2">Victor Hugo, à travers le registre lyrique, </text:span><text:span text:style-name="T15">associe sur le mode de la complémentarité</text:span><text:span text:style-name="T2">, l’amour et la mort. </text:span><text:span text:style-name="T16">Nous comprendrons également comment il exprime la continuité entre la vie et la mort ainsi que la manière dont il</text:span><text:span text:style-name="T15"> fait communiquer la nature à travers le langage poétique</text:span><text:span text:style-name="T16">. </text:span><text:span text:style-name="T47">Enfin nous analyserons comment l’imminence de la mort est métaphorisée.</text:span></text:p>
      <text:p text:style-name="P5"><text:span text:style-name="T2"><text:tab/>En effet nous étudierons tout d’abord le premier mouvement </text:span><text:span text:style-name="T28">où Victor Hugo </text:span><text:span text:style-name="T29">dévoile un déco</text:span><text:span text:style-name="T30">r fantastique </text:span><text:span text:style-name="T32">et contrasté </text:span><text:span text:style-name="T31">(2 premières strophes) </text:span><text:span text:style-name="T5">suivi de celui traitant de l’installation d’une communication </text:span><text:span text:style-name="T32">(strophes 3 et 4)</text:span><text:span text:style-name="T5">. </text:span><text:span text:style-name="T47">Finalement</text:span><text:span text:style-name="T5">, nous </text:span><text:span text:style-name="T33">analyserons l’amplification de la corrélation entre la vie et la mort </text:span><text:span text:style-name="T34">(3 dernières strophes)</text:span><text:span text:style-name="T33">.</text:span></text:p>
      <text:p text:style-name="P3"/>
      <text:p text:style-name="P3"><text:tab/><text:span text:style-name="T5">D’emblée, le poète plante un décor sombre et énigmatique(«mystérieux», «au fond du bois»). Le rejet du verbe «frissonne» souligne cette ambiance. Ce décor est toutefois rehaussé de lumières, ce qui se traduit dans le texte par l’adjectif «blanches» et le nom «clairière». Par ces deux strophes, l’auteur exprime, dès le début du poème, un contraste entre l’ombre et la lumière. La forêt est, dans ce poème, </text:span><text:span text:style-name="T6">la métaphore de l’ombre ce qui se traduit par les adjectifs «profonds» et «noires» au vers 3. L’apparition de «Vénus», déesse de l’Amour et de la Beauté, au milieu de cette atmosphère sombre, au vers 4, crée un effet lumineux et par cela, le poète démontre que l’ombre et la lumière se c</text:span><text:span text:style-name="T12">ô</text:span><text:span text:style-name="T6">toient, voire se mettent en valeur, tout comme lorsqu’il souligne le caractère «brun» des sentiers par rapport aux «blanches mousselines» : par l’inversion de la place de l’adjectif qualificatif, l’auteur, de façon subtile, souligne les jeux de l’ombre et de la lumière. </text:span><text:span text:style-name="T7">Dans les vers 4, 5 et 6, Victor Hugo emploie des phrases interrogatives, afin d’amener le lecteur à se questionner, à créer un effet de miroir avec le ressenti du poète. Le vers 5 montre qu’au delà de l’ombre se trouve la lumière, et que le fait de traverser des zones sombres permet d’accéder «au sommet des </text:span><text:span text:style-name="T8">collines» au bonheur ici représenté par Vénus. Il existe de même une interaction entre la luminosité et l’obscurité, ici représentées par l’herbe au vers 8 qui «parle» aux «sépulcres». </text:span><text:span text:style-name="T45">Les allitérations en « v » : « Avez-vous vu Vénus » donnent l’impression d’un bruissement du feuillage et créent une musicalité lyrique.</text:span></text:p>
      <text:p text:style-name="P3"><text:tab/><text:span text:style-name="T9">Dans le 2</text:span><text:span text:style-name="T4">e</text:span><text:span text:style-name="T9"> mouvement, on assiste à un véritable dialogue entre la vie(représentée par «le brin d’herbe») et la mort(«la tombe» par le biais d’une personnification, et rendu plus réel et plus vivant grâce à la ponctuation(« ! », « ? »). Le lien est effectivement créé entre eux, et la mort fait une véritable incitation à la vie, ainsi que le soulignent les points d’exclamation répétitifs. Les verbes «aimez» et «vivez» conjugués à l’impératif, par leur répétition, insistent sur la corrélation entre la vie et l’amour synonymes du bonheur : «soyez heureux» au vers 12. Le poète voit le fait de vivre et de profiter du bonheur comme une urgence, ce qui se traduit par «la nuit tombe» au vers 11, et une nécessité divine : «Dieu veut qu’on ait aimé» ayant des conséquences sur la mort : «Tout ce que dans la tombe […] on emportera d’amour, on l’emploie à prier». Le poète décrit la vie comme un instant de bonheur, d’amour, d’éveil : « l’herbe s’éveille » </text:span><text:span text:style-name="T44">et </text:span><text:span text:style-name="T9">de vivacité par opposition à la mort, instant de sommeil («dormants») et de recueillement («pensifs», «prier»). </text:span><text:span text:style-name="T43">Ici, le poète s’intéresse à </text:span><text:soft-page-break/><text:span text:style-name="T43">des détails tels que « l’herbe » car regarder une petite chose nous fait voir l’univers.</text:span><text:span text:style-name="T9"> </text:span><text:span text:style-name="T36">Dans ce poème, Victor Hugo, par sa description</text:span><text:span text:style-name="T38"> </text:span><text:span text:style-name="T39">de la mort</text:span><text:span text:style-name="T36">, semble </text:span><text:span text:style-name="T40">bien la </text:span><text:span text:style-name="T36">connaître. Il est donc comparable à Orphée </text:span><text:span text:style-name="T37">ayant côtoyé les Enfers en cherchant Eurydice et en étant revenu.</text:span></text:p>
      <text:p text:style-name="P6"><text:tab/><text:span text:style-name="T10">Dans les strophes 5 à 7, Victor Hugo exprime </text:span><text:span text:style-name="T11">une corrélation entre la vie et la mort. En effet, il </text:span><text:span text:style-name="T42">fait comprendre au lecteur </text:span><text:span text:style-name="T11">que ces dernières sont étroitement liées : </text:span><text:span text:style-name="T41">o</text:span><text:span text:style-name="T11">n retrouve une structure binaire des vers avec une correspondance permanente entre l’amour et la mort. </text:span><text:span text:style-name="T41">Par exemple, on trouve dans le dernier vers : « </text:span><text:span text:style-name="T46">On entend dans les prés le pas lourd du faucheur », ici, la vie représentée par les prés est associée à une métaphore de la mort (le pas lourd du faucheur)</text:span><text:span text:style-name="T11">. L’analogie entre l’étoile et la fleur souligne qu’il y toujours une lumière même au milieu de la nuit. Ce troisième mouvement montre que le poète voit l’amour et la mort en complémentarité et ne font qu’un.</text:span></text:p>
      <text:p text:style-name="P3"/>
      <text:p text:style-name="P7"><text:tab/><text:span text:style-name="T11">Nous avons donc vu que Victor Hugo </text:span><text:span text:style-name="T48">articule un contraste entre</text:span><text:span text:style-name="T11"> l’amour et la mort </text:span><text:span text:style-name="T21">à travers</text:span><text:span text:style-name="T11"> le registre lyrique en exprimant mélodieusement s</text:span><text:span text:style-name="T18">a vision</text:span><text:span text:style-name="T11"> sur la </text:span><text:span text:style-name="T18">complémentarité de la </text:span><text:span text:style-name="T11">vie et la mort </text:span><text:span text:style-name="T18">en faisant </text:span><text:span text:style-name="T11">subtilement </text:span><text:span text:style-name="T18">référence au</text:span><text:span text:style-name="T11"> </text:span><text:span text:style-name="T50">Mythe d’Orphée</text:span><text:span text:style-name="T11">. </text:span><text:span text:style-name="T48">Ce contraste est</text:span><text:span text:style-name="T51"> </text:span><text:span text:style-name="T48">articulé </text:span><text:span text:style-name="T51">premièrement </text:span><text:span text:style-name="T48">au sein d’une métaphore symbolique, </text:span><text:span text:style-name="T51">guidant la </text:span><text:span text:style-name="T47">philosophie épicurienne </text:span><text:span text:style-name="T51">du poète, </text:span><text:span text:style-name="T48">où le crépuscule signifie </text:span><text:span text:style-name="T47">l’imminence de la mort </text:span><text:span text:style-name="T51">et</text:span><text:span text:style-name="T19"> </text:span><text:span text:style-name="T51">deuxièmement </text:span><text:span text:style-name="T49">par</text:span><text:span text:style-name="T19"> </text:span><text:span text:style-name="T49">des images de </text:span><text:span text:style-name="T19">la nature </text:span><text:span text:style-name="T49">dans un </text:span><text:span text:style-name="T17">dialogue personnifié. </text:span><text:span text:style-name="T51">En effet</text:span><text:span text:style-name="T21">, Victor Hugo </text:span><text:span text:style-name="T22">affirme que </text:span><text:span text:style-name="T23">le lien et </text:span><text:span text:style-name="T22">la </text:span><text:span text:style-name="T17">continuité </text:span><text:span text:style-name="T22">entre la vie et la </text:span><text:span text:style-name="T17">mor</text:span><text:span text:style-name="T23">t </text:span><text:span text:style-name="T25">sont</text:span><text:span text:style-name="T23"> caractérisé</text:span><text:span text:style-name="T25">s</text:span><text:span text:style-name="T23"> par </text:span><text:span text:style-name="T13">la nécessité de la vie joyeuse </text:span><text:span text:style-name="T23">et amoureuse des vivants </text:span><text:span text:style-name="T26">et par</text:span><text:span text:style-name="T23"> </text:span><text:span text:style-name="T27">le rôle de réflexion d</text:span><text:span text:style-name="T24">es morts.</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3-09T11:16:02.405138133</meta:creation-date>
    <meta:generator>LibreOffice/7.0.4.2$Linux_X86_64 LibreOffice_project/00$Build-2</meta:generator>
    <dc:date>2022-03-26T18:57:02.631710587</dc:date>
    <meta:editing-duration>P1DT13H27M17S</meta:editing-duration>
    <meta:editing-cycles>49</meta:editing-cycles>
    <meta:document-statistic meta:table-count="0" meta:image-count="0" meta:object-count="0" meta:page-count="2" meta:paragraph-count="10" meta:word-count="1010" meta:character-count="5950" meta:non-whitespace-character-count="4942"/>
  </office:meta>
</office:document-meta>
</file>